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sans-serif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a0a23" style:font-name="Lato" fo:font-size="14pt" fo:letter-spacing="normal" fo:font-style="normal" fo:font-weight="normal" officeooo:rsid="001f4b86" officeooo:paragraph-rsid="001f4b86" style:font-size-asian="14pt" style:font-size-complex="14pt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a0a23" style:font-name="Lato" fo:font-size="14pt" fo:letter-spacing="normal" fo:font-style="normal" fo:font-weight="normal" officeooo:rsid="001ecd72" officeooo:paragraph-rsid="001ecd72" style:font-size-asian="14pt" style:font-size-complex="14pt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0a0a23" style:font-name="Lato" fo:font-size="14pt" fo:letter-spacing="normal" fo:font-style="normal" fo:font-weight="normal" officeooo:rsid="001f4b86" style:font-size-asian="14pt" style:font-size-complex="14pt"/>
    </style:style>
    <style:style style:name="P5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officeooo:rsid="001ecd72" officeooo:paragraph-rsid="001ecd72"/>
    </style:style>
    <style:style style:name="P6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fo:color="#0a0a23" style:font-name="Lato" fo:font-size="14pt" fo:letter-spacing="normal" fo:font-style="normal" fo:font-weight="normal" officeooo:rsid="001ffab7" officeooo:paragraph-rsid="001ffab7" style:font-size-asian="14pt" style:font-size-complex="14pt"/>
    </style:style>
    <style:style style:name="P7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fo:color="#0a0a23" style:font-name="Lato" fo:font-size="14pt" fo:letter-spacing="normal" fo:font-style="normal" fo:font-weight="normal" officeooo:rsid="001ffab7" officeooo:paragraph-rsid="002084e3" style:font-size-asian="14pt" style:font-size-complex="14pt"/>
    </style:style>
    <style:style style:name="P8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fo:color="#0a0a23" style:font-name="Lato" fo:font-size="14pt" fo:letter-spacing="normal" fo:font-style="normal" fo:font-weight="normal" officeooo:rsid="002084e3" officeooo:paragraph-rsid="0023c628" style:font-size-asian="14pt" style:font-size-complex="14pt"/>
    </style:style>
    <style:style style:name="P9" style:family="paragraph" style:parent-style-name="Text_20_body">
      <style:paragraph-properties fo:margin-top="0cm" fo:margin-bottom="0cm" loext:contextual-spacing="false" fo:orphans="2" fo:widows="2" fo:padding="0cm" fo:border="none"/>
      <style:text-properties fo:font-size="14pt" officeooo:paragraph-rsid="0023c628" style:font-size-asian="14pt" style:font-size-complex="14pt"/>
    </style:style>
    <style:style style:name="P10" style:family="paragraph" style:parent-style-name="Text_20_body">
      <style:paragraph-properties fo:margin-top="0cm" fo:margin-bottom="0cm" loext:contextual-spacing="false" fo:orphans="2" fo:widows="2" fo:padding="0cm" fo:border="none"/>
      <style:text-properties fo:font-size="14pt" officeooo:rsid="0023c628" officeooo:paragraph-rsid="0023c628" style:font-size-asian="14pt" style:font-size-complex="14pt"/>
    </style:style>
    <style:style style:name="P11" style:family="paragraph" style:parent-style-name="Text_20_body" style:list-style-name="L2">
      <style:paragraph-properties fo:margin-top="0cm" fo:margin-bottom="0cm" loext:contextual-spacing="false" fo:orphans="2" fo:widows="2" fo:padding="0cm" fo:border="none"/>
      <style:text-properties fo:font-size="14pt" officeooo:rsid="0023c628" officeooo:paragraph-rsid="0023c628" style:font-size-asian="14pt" style:font-size-complex="14pt"/>
    </style:style>
    <style:style style:name="P12" style:family="paragraph" style:parent-style-name="Text_20_body">
      <style:paragraph-properties fo:margin-top="0cm" fo:margin-bottom="0cm" loext:contextual-spacing="false" fo:orphans="2" fo:widows="2" fo:padding="0cm" fo:border="none"/>
      <style:text-properties fo:font-size="14pt" officeooo:rsid="0024c2a8" officeooo:paragraph-rsid="0024c2a8" style:font-size-asian="14pt" style:font-size-complex="14pt"/>
    </style:style>
    <style:style style:name="P13" style:family="paragraph" style:parent-style-name="Text_20_body">
      <style:paragraph-properties fo:margin-top="0cm" fo:margin-bottom="0cm" loext:contextual-spacing="false" fo:orphans="2" fo:widows="2" fo:padding="0cm" fo:border="none"/>
      <style:text-properties fo:font-size="14pt" officeooo:rsid="0026bb5b" officeooo:paragraph-rsid="0026bb5b" style:font-size-asian="14pt" style:font-size-complex="14pt"/>
    </style:style>
    <style:style style:name="P14" style:family="paragraph" style:parent-style-name="Text_20_body">
      <style:paragraph-properties fo:margin-top="0cm" fo:margin-bottom="0cm" loext:contextual-spacing="false" fo:orphans="2" fo:widows="2"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0a0a23" style:font-name="Lato" fo:font-size="14pt" fo:letter-spacing="normal" fo:font-style="normal" fo:font-weight="normal" officeooo:rsid="002084e3" officeooo:paragraph-rsid="0023c628" style:font-size-asian="14pt" style:font-size-complex="14pt"/>
    </style:style>
    <style:style style:name="T1" style:family="text">
      <style:text-properties fo:font-variant="normal" fo:text-transform="none" fo:color="#1b1b32" style:font-name="inherit" fo:font-size="14pt" fo:letter-spacing="normal" fo:font-style="normal" fo:font-weight="bold" style:font-size-asian="14pt" style:font-size-complex="14pt" loext:padding="0cm" loext:border="none"/>
    </style:style>
    <style:style style:name="T2" style:family="text">
      <style:text-properties fo:font-variant="normal" fo:text-transform="none" fo:color="#1b1b32" style:font-name="Lato" fo:font-size="14pt" fo:letter-spacing="normal" fo:font-style="normal" fo:font-weight="normal" style:font-size-asian="14pt" style:font-size-complex="14pt" loext:padding="0cm" loext:border="none"/>
    </style:style>
    <style:style style:name="T3" style:family="text">
      <style:text-properties fo:font-variant="normal" fo:text-transform="none" fo:color="#0a0a23" style:font-name="Lato" fo:font-size="14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fo:color="#0a0a23" style:font-name="Lato" fo:font-size="14pt" fo:letter-spacing="normal" fo:font-style="normal" fo:font-weight="normal" officeooo:rsid="001ffab7" style:font-size-asian="14pt" style:font-size-complex="14pt"/>
    </style:style>
    <style:style style:name="T5" style:family="text">
      <style:text-properties officeooo:rsid="0023c6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1">Overall:</text:span></text:span><text:span text:style-name="T3"><text:line-break/></text:span><text:span text:style-name="Strong_20_Emphasis"><text:span text:style-name="T2">✔ </text:span></text:span><text:span text:style-name="Strong_20_Emphasis"><text:span text:style-name="T1">Wrote the truth.</text:span></text:span><text:span text:style-name="T3"><text:line-break/></text:span><text:span text:style-name="Strong_20_Emphasis"><text:span text:style-name="T2">✔ </text:span></text:span><text:span text:style-name="Strong_20_Emphasis"><text:span text:style-name="T1">Kept resume concise and easy to skim.</text:span></text:span><text:span text:style-name="T3"><text:line-break/></text:span><text:span text:style-name="Strong_20_Emphasis"><text:span text:style-name="T2">✔ </text:span></text:span><text:span text:style-name="T3">Built strong cases for </text:span><text:span text:style-name="Strong_20_Emphasis"><text:span text:style-name="T1">at least two</text:span></text:span><text:span text:style-name="T3"> of the following considering the job position:<text:line-break/>→ Experience<text:line-break/>→ Side Projects<text:line-break/>→ Education<text:line-break/></text:span><text:span text:style-name="Strong_20_Emphasis"><text:span text:style-name="T2">✔ </text:span></text:span><text:span text:style-name="T3">Kept experience on point, listing only a few recent relevant positions, briefly including roles and skills.<text:line-break/></text:span><text:span text:style-name="Strong_20_Emphasis"><text:span text:style-name="T2">✔ </text:span></text:span><text:span text:style-name="T3">Kept side projects on point, listing only a few important and relevant projects that I contributed heavily to, including my roles and skills.<text:line-break/></text:span><text:span text:style-name="Strong_20_Emphasis"><text:span text:style-name="T2">✔ </text:span></text:span><text:span text:style-name="T3">Briefly noted my educational credentials, without including GPAs.<text:line-break/></text:span><text:span text:style-name="Strong_20_Emphasis"><text:span text:style-name="T2">✔ </text:span></text:span><text:span text:style-name="T3">If technical skills were listed, did not include:<text:line-break/>⨯ redundant or irrelevant skills<text:line-break/>⨯ skills that I'm not familiar with or knowledgeable in<text:line-break/></text:span><text:span text:style-name="Strong_20_Emphasis"><text:span text:style-name="T2">✔ </text:span></text:span><text:span text:style-name="T3">Did not list my programming skills using:<text:line-break/>⨯ progress bars.<text:line-break/>⨯ various levels of proficiency.<text:line-break/>⨯ years of experience.</text:span></text:p>
      <text:p text:style-name="P1"><text:span text:style-name="Strong_20_Emphasis"><text:span text:style-name="T1">Personal information:</text:span></text:span><text:span text:style-name="T3"><text:line-break/></text:span><text:span text:style-name="Strong_20_Emphasis"><text:span text:style-name="T2">✔ </text:span></text:span><text:span text:style-name="T3">Kept it simple, stating only the necessary contact information, and did not exceed a few words if introducing myself.<text:line-break/></text:span><text:span text:style-name="Strong_20_Emphasis"><text:span text:style-name="T2">✔ </text:span></text:span><text:span text:style-name="T3">Did not include any of the following personal information:<text:line-break/>⨯ full name if too long<text:line-break/>⨯ age or birthday<text:line-break/>⨯ marital or relationship status<text:line-break/>⨯ gender<text:line-break/>⨯ sexual orientation<text:line-break/>⨯ ethnicity<text:line-break/>⨯ nationality<text:line-break/>⨯ social security number<text:line-break/>⨯ driver's license<text:line-break/>⨯ full address<text:line-break/>⨯ immigration status</text:span></text:p>
      <text:p text:style-name="P1"><text:span text:style-name="Strong_20_Emphasis"><text:span text:style-name="T1">Presentation:</text:span></text:span><text:span text:style-name="T3"><text:line-break/></text:span><text:span text:style-name="Strong_20_Emphasis"><text:span text:style-name="T2">✔ </text:span></text:span><text:span text:style-name="T3">Layout is simple and beautiful.<text:line-break/></text:span><text:span text:style-name="Strong_20_Emphasis"><text:span text:style-name="T2">✔ </text:span></text:span><text:span text:style-name="T3">If there's a picture: it's nice, professional, and good quality. Not </text:span><text:soft-page-break/><text:span text:style-name="T3">required.<text:line-break/></text:span><text:span text:style-name="Strong_20_Emphasis"><text:span text:style-name="T2">✔ </text:span></text:span><text:span text:style-name="T3">There is plenty of white space and the text is not cluttered. It's easy to read my resume. It just flows ?<text:line-break/>✔</text:span><text:span text:style-name="Strong_20_Emphasis"><text:span text:style-name="T2"> </text:span></text:span><text:span text:style-name="Strong_20_Emphasis"><text:span text:style-name="T1">U</text:span></text:span><text:span text:style-name="T3">sed nice and modern fonts.<text:line-break/>✔</text:span><text:span text:style-name="Strong_20_Emphasis"><text:span text:style-name="T2"> </text:span></text:span><text:span text:style-name="Strong_20_Emphasis"><text:span text:style-name="T1">U</text:span></text:span><text:span text:style-name="T3">sed nice and pleasant colors.</text:span></text:p>
      <text:p text:style-name="P4"/>
      <text:p text:style-name="P2"/>
      <text:p text:style-name="P3">Skeleton <text:span text:style-name="T5">for text</text:span> :</text:p>
      <text:list xml:id="list1565834000" text:style-name="L1">
        <text:list-item>
          <text:p text:style-name="P5"><text:span text:style-name="T3">Who am I ? </text:span><text:span text:style-name="T4">( and contact info )</text:span></text:p>
        </text:list-item>
        <text:list-item>
          <text:p text:style-name="P6">What did I learn/am I learning ?</text:p>
        </text:list-item>
        <text:list-item>
          <text:p text:style-name="P7">What work did I do/am I <text:s/>doing ?</text:p>
        </text:list-item>
        <text:list-item>
          <text:p text:style-name="P8">What am I aiming to do ?</text:p>
        </text:list-item>
      </text:list>
      <text:p text:style-name="P14"/>
      <text:p text:style-name="P9"/>
      <text:p text:style-name="P10">Skeleton for web :</text:p>
      <text:list xml:id="list897962746" text:style-name="L2">
        <text:list-item>
          <text:p text:style-name="P11">Zoning</text:p>
        </text:list-item>
        <text:list-item>
          <text:p text:style-name="P11">Wireframe</text:p>
        </text:list-item>
        <text:list-item>
          <text:p text:style-name="P11">Prototype</text:p>
        </text:list-item>
      </text:list>
      <text:p text:style-name="P10"/>
      <text:p text:style-name="P12">Contenu essentiel :</text:p>
      <text:p text:style-name="P13">reconversion professionnel – developpeur web junior </text:p>
      <text:p text:style-name="P13">liste compétences ( transverse )</text:p>
      <text:p text:style-name="P9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sans-serif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1:57:52.284345895</meta:creation-date>
    <dc:date>2019-10-03T12:23:03.129310017</dc:date>
    <meta:editing-duration>PT7H24M59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16" meta:word-count="315" meta:character-count="1780" meta:non-whitespace-character-count="1483"/>
  </office:meta>
</office:document-meta>
</file>